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EFCD2000A16C8DD.png" manifest:media-type="image/png"/>
  <manifest:file-entry manifest:full-path="Pictures/100002010000078000000438FB8003B9EB33D664.png" manifest:media-type="image/png"/>
  <manifest:file-entry manifest:full-path="Pictures/1000020100000780000004386A5E50976AE7A1BC.png" manifest:media-type="image/png"/>
  <manifest:file-entry manifest:full-path="Pictures/1000020100000780000004381485C38F0EEFE854.png" manifest:media-type="image/png"/>
  <manifest:file-entry manifest:full-path="Pictures/100002010000078000000438B7472517B5DD54B4.png" manifest:media-type="image/png"/>
  <manifest:file-entry manifest:full-path="Pictures/1000020100000780000004387B56E832297AFE9E.png" manifest:media-type="image/png"/>
  <manifest:file-entry manifest:full-path="Pictures/100002010000078000000438F54B99F25B34A5AC.png" manifest:media-type="image/png"/>
  <manifest:file-entry manifest:full-path="Pictures/100002010000078000000438338A0DE5D8A566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7d0" officeooo:paragraph-rsid="000267d0"/>
    </style:style>
    <style:style style:name="P2" style:family="paragraph" style:parent-style-name="Standard">
      <style:text-properties officeooo:paragraph-rsid="000267d0"/>
    </style:style>
    <style:style style:name="P3" style:family="paragraph" style:parent-style-name="Standard">
      <style:text-properties officeooo:rsid="0003865e" officeooo:paragraph-rsid="0003865e"/>
    </style:style>
    <style:style style:name="T1" style:family="text">
      <style:text-properties officeooo:rsid="000267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43cm, 0cm, 0cm, 1.87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3cm, 0cm, 0cm, 1.92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4cm, 0cm, 0cm, 1.87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53cm, 0cm, 0cm, 2.13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686cm, 0cm, 0cm, 1.8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737cm, 0cm, 0cm, 1.92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549cm, 0cm, 0cm, 1.79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692cm, 0cm, 0cm, 1.8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1">Filtro pasa-altas</text:span></text:p>
      <text:p text:style-name="P2"/>
      <text:p text:style-name="P2"/>
      <text:p text:style-name="P1"><draw:frame draw:style-name="fr7" draw:name="Imagen2" text:anchor-type="char" svg:x="0.533cm" svg:y="9.945cm" svg:width="16.967cm" svg:height="9.357cm" draw:z-index="1"><draw:image xlink:href="Pictures/100002010000078000000438338A0DE5D8A566F4.png" xlink:type="simple" xlink:show="embed" xlink:actuate="onLoad" loext:mime-type="image/png"/></draw:frame><draw:frame draw:style-name="fr8" draw:name="Imagen1" text:anchor-type="char" svg:x="0.531cm" svg:y="0.187cm" svg:width="16.953cm" svg:height="9.308cm" draw:z-index="0"><draw:image xlink:href="Pictures/100002010000078000000438F54B99F25B34A5A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Filtro pasa-bajas</text:p>
      <text:p text:style-name="P1"/>
      <text:p text:style-name="P1"><draw:frame draw:style-name="fr5" draw:name="Imagen4" text:anchor-type="char" svg:x="0.771cm" svg:y="9.641cm" svg:width="16.953cm" svg:height="9.31cm" draw:z-index="3"><draw:image xlink:href="Pictures/1000020100000780000004387B56E832297AFE9E.png" xlink:type="simple" xlink:show="embed" xlink:actuate="onLoad" loext:mime-type="image/png"/></draw:frame><draw:frame draw:style-name="fr6" draw:name="Imagen3" text:anchor-type="char" svg:x="0.785cm" svg:y="0.056cm" svg:width="16.923cm" svg:height="9.292cm" draw:z-index="2"><draw:image xlink:href="Pictures/100002010000078000000438B7472517B5DD54B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Filtro pasa-banda</text:p>
      <text:p text:style-name="P3"><draw:frame draw:style-name="fr4" draw:name="Imagen5" text:anchor-type="char" svg:x="0.739cm" svg:y="0.339cm" svg:width="16.85cm" svg:height="9.218cm" draw:z-index="4"><draw:image xlink:href="Pictures/1000020100000780000004381485C38F0EEFE854.png" xlink:type="simple" xlink:show="embed" xlink:actuate="onLoad" loext:mime-type="image/png"/></draw:frame></text:p>
      <text:p text:style-name="P3"><draw:frame draw:style-name="fr3" draw:name="Imagen6" text:anchor-type="char" svg:x="0.651cm" svg:y="0.259cm" svg:width="16.939cm" svg:height="9.326cm" draw:z-index="5"><draw:image xlink:href="Pictures/1000020100000780000004386A5E50976AE7A1B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n7" text:anchor-type="char" svg:x="0.667cm" svg:y="0.564cm" svg:width="16.923cm" svg:height="9.329cm" draw:z-index="6"><draw:image xlink:href="Pictures/100002010000078000000438FB8003B9EB33D664.png" xlink:type="simple" xlink:show="embed" xlink:actuate="onLoad" loext:mime-type="image/png"/></draw:frame></text:p>
      <text:p text:style-name="P3"/>
      <text:p text:style-name="P3"/>
      <text:p text:style-name="P3"><draw:frame draw:style-name="fr1" draw:name="Imagen8" text:anchor-type="char" svg:x="0.723cm" svg:y="0.208cm" svg:width="16.939cm" svg:height="9.29cm" draw:z-index="7"><draw:image xlink:href="Pictures/100002010000078000000438CEFCD2000A16C8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19:25:42.703192336</meta:creation-date>
    <dc:date>2023-04-18T19:39:17.752092150</dc:date>
    <meta:editing-duration>PT3M20S</meta:editing-duration>
    <meta:editing-cycles>1</meta:editing-cycles>
    <meta:document-statistic meta:table-count="0" meta:image-count="8" meta:object-count="0" meta:page-count="4" meta:paragraph-count="3" meta:word-count="6" meta:character-count="51" meta:non-whitespace-character-count="48"/>
    <meta:generator>LibreOffice/6.4.7.2$Linux_X86_64 LibreOffice_project/40$Build-2</meta:generator>
  </office:meta>
</office:document-meta>
</file>